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107610" officeooo:paragraph-rsid="00107610" style:font-weight-asian="bold" style:font-weight-complex="bold"/>
    </style:style>
    <style:style style:name="P2" style:family="paragraph" style:parent-style-name="Standard">
      <style:text-properties officeooo:rsid="00107610" officeooo:paragraph-rsid="00107610"/>
    </style:style>
    <style:style style:name="P3" style:family="paragraph" style:parent-style-name="Standard">
      <style:text-properties officeooo:rsid="00107610" officeooo:paragraph-rsid="001420e1"/>
    </style:style>
    <style:style style:name="P4" style:family="paragraph" style:parent-style-name="Standard">
      <style:text-properties officeooo:rsid="0012bd7a" officeooo:paragraph-rsid="001420e1"/>
    </style:style>
    <style:style style:name="P5" style:family="paragraph" style:parent-style-name="Standard">
      <style:text-properties fo:font-weight="bold" officeooo:rsid="00107610" officeooo:paragraph-rsid="00107610" style:font-weight-asian="bold" style:font-weight-complex="bold"/>
    </style:style>
    <style:style style:name="P6" style:family="paragraph" style:parent-style-name="Standard" style:list-style-name="L1">
      <style:text-properties officeooo:rsid="00107610" officeooo:paragraph-rsid="00107610"/>
    </style:style>
    <style:style style:name="P7" style:family="paragraph" style:parent-style-name="Standard" style:list-style-name="L2">
      <style:text-properties officeooo:rsid="00107610" officeooo:paragraph-rsid="00107610"/>
    </style:style>
    <style:style style:name="P8" style:family="paragraph" style:parent-style-name="Standard" style:list-style-name="L3">
      <style:text-properties officeooo:rsid="00107610" officeooo:paragraph-rsid="00107610"/>
    </style:style>
    <style:style style:name="P9" style:family="paragraph" style:parent-style-name="Standard" style:list-style-name="L4">
      <style:text-properties officeooo:rsid="00107610" officeooo:paragraph-rsid="00107610"/>
    </style:style>
    <style:style style:name="P10" style:family="paragraph" style:parent-style-name="Standard">
      <style:text-properties fo:font-weight="bold" officeooo:rsid="0012bd7a" officeooo:paragraph-rsid="0012bd7a" style:font-weight-asian="bold" style:font-weight-complex="bold"/>
    </style:style>
    <style:style style:name="P11" style:family="paragraph" style:parent-style-name="Standard">
      <style:text-properties officeooo:rsid="0012bd7a" officeooo:paragraph-rsid="0012bd7a"/>
    </style:style>
    <style:style style:name="P12" style:family="paragraph" style:parent-style-name="Standard">
      <style:text-properties officeooo:rsid="0012bd7a" officeooo:paragraph-rsid="0014e802"/>
    </style:style>
    <style:style style:name="P13" style:family="paragraph" style:parent-style-name="Standard" style:list-style-name="L5">
      <style:text-properties officeooo:rsid="0012bd7a" officeooo:paragraph-rsid="0012bd7a"/>
    </style:style>
    <style:style style:name="P14" style:family="paragraph" style:parent-style-name="Standard">
      <style:text-properties officeooo:rsid="0014e802" officeooo:paragraph-rsid="0014e802"/>
    </style:style>
    <style:style style:name="P15" style:family="paragraph" style:parent-style-name="Standard" style:list-style-name="L6">
      <style:text-properties officeooo:rsid="0012bd7a" officeooo:paragraph-rsid="0012bd7a"/>
    </style:style>
    <style:style style:name="P16" style:family="paragraph" style:parent-style-name="Standard" style:list-style-name="L7">
      <style:text-properties officeooo:rsid="0012bd7a" officeooo:paragraph-rsid="0012bd7a"/>
    </style:style>
    <style:style style:name="P17" style:family="paragraph" style:parent-style-name="Standard" style:list-style-name="L8">
      <style:text-properties officeooo:rsid="0012bd7a" officeooo:paragraph-rsid="0012bd7a"/>
    </style:style>
    <style:style style:name="P18" style:family="paragraph" style:parent-style-name="Standard" style:list-style-name="L9">
      <style:text-properties officeooo:rsid="0012bd7a" officeooo:paragraph-rsid="0012bd7a"/>
    </style:style>
    <style:style style:name="P19" style:family="paragraph" style:parent-style-name="Standard" style:list-style-name="L10">
      <style:text-properties officeooo:rsid="0012bd7a" officeooo:paragraph-rsid="0012bd7a"/>
    </style:style>
    <style:style style:name="P20" style:family="paragraph" style:parent-style-name="Standard" style:list-style-name="L11">
      <style:text-properties officeooo:rsid="0012bd7a" officeooo:paragraph-rsid="0012bd7a"/>
    </style:style>
    <style:style style:name="P21" style:family="paragraph" style:parent-style-name="Standard" style:list-style-name="L12">
      <style:text-properties officeooo:rsid="0012bd7a" officeooo:paragraph-rsid="0012bd7a"/>
    </style:style>
    <style:style style:name="T1" style:family="text">
      <style:text-properties officeooo:rsid="001420e1"/>
    </style:style>
    <style:style style:name="T2" style:family="text">
      <style:text-properties officeooo:rsid="001217e9"/>
    </style:style>
    <style:style style:name="T3" style:family="text">
      <style:text-properties officeooo:rsid="0012bd7a"/>
    </style:style>
    <style:style style:name="T4" style:family="text">
      <style:text-properties officeooo:rsid="0015d59e"/>
    </style:style>
    <style:style style:name="T5" style:family="text">
      <style:text-properties officeooo:rsid="0014e80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W08</text:p>
      <text:p text:style-name="P1"/>
      <text:p text:style-name="P1">Weekly Contribution Report – Multi-Class Project</text:p>
      <text:p text:style-name="P2"/>
      <text:p text:style-name="P3">This week, everyone must report their contributions to our multi-class project. This is informal, but <text:span text:style-name="T1">required</text:span>. </text:p>
      <text:p text:style-name="P3"/>
      <text:p text:style-name="P3"><text:span text:style-name="T1">I </text:span><text:span text:style-name="T2">know it is hard to get started. <text:s/></text:span><text:span text:style-name="T3">Right now, </text:span><text:span text:style-name="T1">we feel</text:span><text:span text:style-name="T3"> stuck because the project feels big. Big projects don’t start big. They start messy. No one </text:span><text:span text:style-name="T1">should</text:span><text:span text:style-name="T3"> wait for the perfect idea. We are building clay, not marble.</text:span></text:p>
      <text:p text:style-name="P4"/>
      <text:p text:style-name="P4">Momentum creates clarity. If everyone waits for someone else to define the direction, nothing happens. If everyone puts something imperfect into the system, the direction emerges. This is how real software teams operate <text:span text:style-name="T1">with entirely new game ideas</text:span>.</text:p>
      <text:p text:style-name="P4"/>
      <text:p text:style-name="P4">This week, I don’t want polish, <text:span text:style-name="T1">but I would like</text:span> artifacts. Put something in the repo. Put something in Discord. Create something others can react to. The only wrong move right now is doing nothing. <text:span text:style-name="T2">Get things out there and I bet you will see it grow fast. </text:span><text:span text:style-name="T4">Page 2 has some tips for approaching a project like this.</text:span></text:p>
      <text:p text:style-name="P2"/>
      <text:p text:style-name="P5">What Counts as a Contribution?</text:p>
      <text:p text:style-name="P2"/>
      <text:p text:style-name="P2">Contributions are not limited to writing code. They include:</text:p>
      <text:list text:style-name="L1">
        <text:list-item>
          <text:p text:style-name="P6">Designing a class (even just a draft)</text:p>
        </text:list-item>
        <text:list-item>
          <text:p text:style-name="P6">Creating UML diagrams</text:p>
        </text:list-item>
        <text:list-item>
          <text:p text:style-name="P6">Writing pseudocode</text:p>
        </text:list-item>
        <text:list-item>
          <text:p text:style-name="P6">Researching game mechanics</text:p>
        </text:list-item>
        <text:list-item>
          <text:p text:style-name="P6">Defining game rules</text:p>
        </text:list-item>
        <text:list-item>
          <text:p text:style-name="P6">Designing the data model</text:p>
        </text:list-item>
        <text:list-item>
          <text:p text:style-name="P6">Creating placeholder art or UI sketches</text:p>
        </text:list-item>
        <text:list-item>
          <text:p text:style-name="P6">Writing documentation</text:p>
        </text:list-item>
        <text:list-item>
          <text:p text:style-name="P6">Setting up repo structure</text:p>
        </text:list-item>
        <text:list-item>
          <text:p text:style-name="P6">Refactoring existing code</text:p>
        </text:list-item>
        <text:list-item>
          <text:p text:style-name="P6">Creating issues in the tracker</text:p>
        </text:list-item>
        <text:list-item>
          <text:p text:style-name="P6">Testing and documenting bugs</text:p>
        </text:list-item>
        <text:list-item>
          <text:p text:style-name="P6">Posting design proposals in Discord</text:p>
        </text:list-item>
        <text:list-item>
          <text:p text:style-name="P6">Reviewing someone else’s work and giving structured feedback</text:p>
        </text:list-item>
      </text:list>
      <text:p text:style-name="P2"/>
      <text:p text:style-name="P2">If it moves the project forward, it counts.</text:p>
      <text:p text:style-name="P2"/>
      <text:p text:style-name="P5">If You’ve Been Waiting…</text:p>
      <text:p text:style-name="P2"/>
      <text:p text:style-name="P2">Do not wait for someone else.</text:p>
      <text:list text:style-name="L2">
        <text:list-item>
          <text:p text:style-name="P7">If the game idea is vague, define part of it.</text:p>
        </text:list-item>
        <text:list-item>
          <text:p text:style-name="P7">If there are no classes yet, design one.</text:p>
        </text:list-item>
        <text:list-item>
          <text:p text:style-name="P7">If there is no architecture, propose one.</text:p>
        </text:list-item>
        <text:list-item>
          <text:p text:style-name="P7">If there is no data structure, create one.</text:p>
          <text:p text:style-name="P7"/>
        </text:list-item>
      </text:list>
      <text:p text:style-name="P2">Large projects start with imperfect pieces. Momentum creates clarity.</text:p>
      <text:p text:style-name="P2"/>
      <text:p text:style-name="P5">End-of-Semester Goal</text:p>
      <text:p text:style-name="P2"/>
      <text:p text:style-name="P2">By the end of this semester, we should have:</text:p>
      <text:list text:style-name="L3">
        <text:list-item>
          <text:p text:style-name="P8"><text:soft-page-break/>A defined direction</text:p>
        </text:list-item>
        <text:list-item>
          <text:p text:style-name="P8">Multiple proposed classes</text:p>
        </text:list-item>
        <text:list-item>
          <text:p text:style-name="P8">Documented design decisions</text:p>
        </text:list-item>
        <text:list-item>
          <text:p text:style-name="P8">Repository activity</text:p>
        </text:list-item>
        <text:list-item>
          <text:p text:style-name="P8">Clear next steps for the fall</text:p>
        </text:list-item>
      </text:list>
      <text:p text:style-name="P2"/>
      <text:p text:style-name="P2">We are building foundations, not a finished product.</text:p>
      <text:p text:style-name="P2"/>
      <text:p text:style-name="P5">Your Report</text:p>
      <text:p text:style-name="P2"/>
      <text:p text:style-name="P2">Below this prompt, create a bulleted list of your contributions. For each item include:</text:p>
      <text:list text:style-name="L4">
        <text:list-item>
          <text:p text:style-name="P9">What you did</text:p>
        </text:list-item>
        <text:list-item>
          <text:p text:style-name="P9">Where it is (Discord, repo, document, etc.)</text:p>
        </text:list-item>
        <text:list-item>
          <text:p text:style-name="P9">How it moves the project forward</text:p>
        </text:list-item>
      </text:list>
      <text:p text:style-name="P2"/>
      <text:p text:style-name="P2">If you need commit access <text:span text:style-name="T2">to the repo</text:span>, contact me, Justin, or Brady.</text:p>
      <text:p text:style-name="P2"/>
      <text:p text:style-name="P2">No one should report “nothing.”</text:p>
      <text:p text:style-name="P2"/>
      <text:p text:style-name="P2">------------------------------------------------</text:p>
      <text:p text:style-name="P10">Tips for a New Project Like This</text:p>
      <text:p text:style-name="P11"/>
      <text:p text:style-name="P11">The following are some things often suggested to help get things going when it is hard to begin. While we are not doing sprints, this is good for getting started.</text:p>
      <text:p text:style-name="P11"/>
      <text:p text:style-name="P11">One-Week “Starter Sprint” Structure </text:p>
      <text:p text:style-name="P11">Theme: Build Foundations, Not Features</text:p>
      <text:p text:style-name="P11"/>
      <text:p text:style-name="P11">This week is not about building the game. It is about building the project skeleton.</text:p>
      <text:p text:style-name="P11"/>
      <text:p text:style-name="P12">Deliverables for the Week (Pick at Least 2)</text:p>
      <text:p text:style-name="P12"/>
      <text:p text:style-name="P12">If each person completes at least two of the following, progress will take shape.</text:p>
      <text:list text:style-name="L5">
        <text:list-item>
          <text:p text:style-name="P13">Propose one class (name, purpose, 3–5 methods, 2–4 attributes)</text:p>
        </text:list-item>
        <text:list-item>
          <text:p text:style-name="P13">Draft a simple UML diagram (even hand-drawn and uploaded)</text:p>
        </text:list-item>
        <text:list-item>
          <text:p text:style-name="P13">Write pseudocode for one game mechanic</text:p>
        </text:list-item>
        <text:list-item>
          <text:p text:style-name="P13">Define one subsystem (e.g., scoring, player state, combat, UI flow)</text:p>
        </text:list-item>
        <text:list-item>
          <text:p text:style-name="P13">Create a README section explaining part of the game</text:p>
        </text:list-item>
        <text:list-item>
          <text:p text:style-name="P13">Submit a design proposal in Discord (minimum 200 thoughtful words)</text:p>
        </text:list-item>
        <text:list-item>
          <text:p text:style-name="P13">Create 3–5 GitHub issues describing needed features</text:p>
        </text:list-item>
        <text:list-item>
          <text:p text:style-name="P13">Review and improve someone else’<text:span text:style-name="T4">s</text:span> proposal</text:p>
        </text:list-item>
        <text:list-item>
          <text:p text:style-name="P13">Create placeholder assets or interface sketches</text:p>
        </text:list-item>
        <text:list-item>
          <text:p text:style-name="P13">Define a data structure for saving game state</text:p>
        </text:list-item>
        <text:list-item>
          <text:p text:style-name="P13">This forces visible artifacts into existence.</text:p>
        </text:list-item>
      </text:list>
      <text:p text:style-name="P11"/>
      <text:p text:style-name="P14">Take on a Role</text:p>
      <text:p text:style-name="P11"/>
      <text:p text:style-name="P11">Need ideas? Consider how you would approach one of these roles for the week and think about <text:span text:style-name="T1">what you can contribute </text:span><text:span text:style-name="T5">in that role.</text:span></text:p>
      <text:p text:style-name="P11"/>
      <text:p text:style-name="P11"><text:soft-page-break/>Architecture Lead</text:p>
      <text:list text:style-name="L6">
        <text:list-item>
          <text:p text:style-name="P15">Proposes overall project structure</text:p>
        </text:list-item>
        <text:list-item>
          <text:p text:style-name="P15">Defines packages and major class relationships</text:p>
        </text:list-item>
        <text:list-item>
          <text:p text:style-name="P15">Creates high-level UML</text:p>
        </text:list-item>
      </text:list>
      <text:p text:style-name="P11"/>
      <text:p text:style-name="P11">Systems Designer</text:p>
      <text:list text:style-name="L7">
        <text:list-item>
          <text:p text:style-name="P16">Defines game rules and mechanics</text:p>
        </text:list-item>
        <text:list-item>
          <text:p text:style-name="P16">Breaks gameplay into logical systems</text:p>
        </text:list-item>
        <text:list-item>
          <text:p text:style-name="P16">Documents edge cases</text:p>
        </text:list-item>
      </text:list>
      <text:p text:style-name="P11"/>
      <text:p text:style-name="P11">Data Modeler</text:p>
      <text:list text:style-name="L8">
        <text:list-item>
          <text:p text:style-name="P17">Defines how game state is stored</text:p>
        </text:list-item>
        <text:list-item>
          <text:p text:style-name="P17">Designs objects and relationships</text:p>
        </text:list-item>
        <text:list-item>
          <text:p text:style-name="P17">Plans serialization/saving strategy</text:p>
        </text:list-item>
      </text:list>
      <text:p text:style-name="P11"/>
      <text:p text:style-name="P11">Gameplay Developer</text:p>
      <text:list text:style-name="L9">
        <text:list-item>
          <text:p text:style-name="P18">Writes pseudocode or prototype logic</text:p>
        </text:list-item>
        <text:list-item>
          <text:p text:style-name="P18">Experiments in isolation (small test classes)</text:p>
          <text:p text:style-name="P18"/>
        </text:list-item>
      </text:list>
      <text:p text:style-name="P11">Test &amp; Quality Lead</text:p>
      <text:list text:style-name="L10">
        <text:list-item>
          <text:p text:style-name="P19">Defines what “working” means</text:p>
        </text:list-item>
        <text:list-item>
          <text:p text:style-name="P19">Writes test scenarios</text:p>
        </text:list-item>
        <text:list-item>
          <text:p text:style-name="P19">Identifies failure cases</text:p>
        </text:list-item>
      </text:list>
      <text:p text:style-name="P11"/>
      <text:p text:style-name="P11">Documentation Lead</text:p>
      <text:list text:style-name="L11">
        <text:list-item>
          <text:p text:style-name="P20">Organizes README</text:p>
        </text:list-item>
        <text:list-item>
          <text:p text:style-name="P20">Summarizes decisions</text:p>
        </text:list-item>
        <text:list-item>
          <text:p text:style-name="P20">Maintains clarity in Discord threads</text:p>
        </text:list-item>
      </text:list>
      <text:p text:style-name="P11"/>
      <text:p text:style-name="P11"><text:span text:style-name="T1">You do not</text:span> need permission to act in a role, <text:span text:style-name="T1">and you never know what skills you will find by acting.</text:span></text:p>
      <text:p text:style-name="P11"/>
      <text:p text:style-name="P11">Forcing-Function Checklist</text:p>
      <text:p text:style-name="P11"/>
      <text:p text:style-name="P11">By the end of the week, the repository and Discord should show:</text:p>
      <text:list text:style-name="L12">
        <text:list-item>
          <text:p text:style-name="P21">At least 15 new artifacts total (combined from class<text:span text:style-name="T1">es</text:span>)</text:p>
        </text:list-item>
        <text:list-item>
          <text:p text:style-name="P21">At least one new class proposal per student</text:p>
        </text:list-item>
        <text:list-item>
          <text:p text:style-name="P21">At least one design discussion thread</text:p>
        </text:list-item>
        <text:list-item>
          <text:p text:style-name="P21">At least one disagreement resolved with reasoning</text:p>
        </text:list-item>
        <text:list-item>
          <text:p text:style-name="P21">Visible repo activity (commits, issues, branches)</text:p>
        </text:list-item>
      </text:list>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d59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1"/><text:page-number text:select-page="current">3</text:page-number><text:s/>/ <text:page-count>3</text:page-count><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1T17:58:13.386840259</meta:creation-date>
    <dc:date>2026-03-01T19:14:41.487766077</dc:date>
    <meta:editing-duration>PT15M50S</meta:editing-duration>
    <meta:editing-cycles>3</meta:editing-cycles>
    <meta:generator>LibreOffice/26.2.1.2$Linux_X86_64 LibreOffice_project/620$Build-2</meta:generator>
    <meta:document-statistic meta:table-count="0" meta:image-count="0" meta:object-count="0" meta:page-count="3" meta:paragraph-count="100" meta:word-count="799" meta:character-count="4640" meta:non-whitespace-character-count="3999"/>
  </office:meta>
</office:document-meta>
</file>